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Standard/Gen.xml" manifest:media-type="text/xml"/>
  <manifest:file-entry manifest:full-path="Basic/Standard/Func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91.23mm"/>
    </style:style>
    <style:style style:name="co6" style:family="table-column">
      <style:table-column-properties fo:break-before="auto" style:column-width="136.01mm"/>
    </style:style>
    <style:style style:name="co4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60.54mm"/>
    </style:style>
    <style:style style:name="co9" style:family="table-column">
      <style:table-column-properties fo:break-before="auto" style:column-width="39.53mm"/>
    </style:style>
    <style:style style:name="co10" style:family="table-column">
      <style:table-column-properties fo:break-before="auto" style:column-width="40.01mm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6.07mm" fo:break-before="auto" style:use-optimal-row-height="true"/>
    </style:style>
    <style:style style:name="ro14" style:family="table-row">
      <style:table-row-properties style:row-height="10.57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17.97mm" fo:break-before="auto" style:use-optimal-row-height="true"/>
    </style:style>
    <style:style style:name="ro8" style:family="table-row">
      <style:table-row-properties style:row-height="9.51mm" fo:break-before="auto" style:use-optimal-row-height="true"/>
    </style:style>
    <style:style style:name="ro9" style:family="table-row">
      <style:table-row-properties style:row-height="13.74mm" fo:break-before="auto" style:use-optimal-row-height="true"/>
    </style:style>
    <style:style style:name="ro10" style:family="table-row">
      <style:table-row-properties style:row-height="35.97mm" fo:break-before="auto" style:use-optimal-row-height="true"/>
    </style:style>
    <style:style style:name="ro15" style:family="table-row">
      <style:table-row-properties style:row-height="26.44mm" fo:break-before="auto" style:use-optimal-row-height="true"/>
    </style:style>
    <style:style style:name="ro16" style:family="table-row">
      <style:table-row-properties style:row-height="32.79mm" fo:break-before="auto" style:use-optimal-row-height="true"/>
    </style:style>
    <style:style style:name="ro17" style:family="table-row">
      <style:table-row-properties style:row-height="5.17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fo:background-color="#c0c0c0" fo:border="0.06pt solid #000000"/>
    </style:style>
    <style:style style:name="ce71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8.81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-asian="Symbo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Arial" style:font-name-asian="Symbol" style:language-asian="ar" style:country-asian="SA" style:font-name-complex="Tahoma" style:language-complex="en" style:country-complex="US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Arial" style:font-name-asian="Symbol" style:font-name-complex="Times New Roman1" style:language-complex="en" style:country-complex="US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font-name="Arial" style:font-name-asian="Symbol" style:font-name-complex="Tahoma" style:language-complex="en" style:country-complex="US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999999" style:diagonal-bl-tr="none" style:diagonal-tl-br="none" style:text-align-source="value-type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7" style:family="table-cell" style:parent-style-name="Default">
      <style:table-cell-properties style:glyph-orientation-vertical="0" fo:background-color="#c0c0c0" style:text-align-source="value-type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>
      <style:table-cell-properties style:glyph-orientation-vertical="0" fo:background-color="#c0c0c0" style:text-align-source="value-type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>
      <style:table-cell-properties fo:background-color="#999999" fo:border="0.74pt solid #999999"/>
    </style:style>
    <style:style style:name="ce30" style:family="table-cell" style:parent-style-name="Default">
      <style:table-cell-properties fo:background-color="#c0c0c0" fo:border="0.74pt solid #999999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99999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" style:font-size-asian="10pt" style:language-asian="ar" style:country-asian="SA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36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38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39" style:family="table-cell" style:parent-style-name="Default" style:data-style-name="N16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40" style:family="table-cell" style:parent-style-name="Default" style:data-style-name="N2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name-asian="Times New Roman" style:font-size-asian="10pt" style:font-name-complex="Times New Roman1" style:font-size-complex="10pt"/>
    </style:style>
    <style:style style:name="ce4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name-asian="Symbol" style:font-size-asian="10pt" style:font-size-complex="10pt"/>
    </style:style>
    <style:style style:name="ce43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16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69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69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 style:data-style-name="N173">
      <style:table-cell-properties style:glyph-orientation-vertical="0" fo:background-color="#c0c0c0" style:diagonal-bl-tr="none" style:diagonal-tl-br="none" style:text-align-source="fix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10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no-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style:glyph-orientation-vertical="0" fo:background-color="#999999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 style:data-style-name="N99">
      <style:table-cell-properties fo:background-color="#c0c0c0" style:text-align-source="fix" style:repeat-content="false" fo:wrap-option="wrap" fo:border="0.74pt solid #999999"/>
      <style:paragraph-properties fo:text-align="center" fo:margin-left="0mm"/>
      <style:text-properties fo:font-size="7pt" style:font-size-asian="7pt" style:font-size-complex="7pt"/>
    </style:style>
    <style:style style:name="ce73" style:family="table-cell" style:parent-style-name="Default">
      <style:table-cell-properties fo:background-color="#c0c0c0" style:text-align-source="fix" style:repeat-content="false" fo:wrap-option="wrap" fo:border="0.74pt solid #999999"/>
      <style:paragraph-properties fo:text-align="center" fo:margin-left="0mm"/>
      <style:text-properties fo:font-size="7pt" style:font-size-asian="7pt" style:font-size-complex="7pt"/>
    </style:style>
    <style:style style:name="ce74" style:family="table-cell" style:parent-style-name="Default" style:data-style-name="N99">
      <style:table-cell-properties fo:background-color="#c0c0c0" style:text-align-source="fix" style:repeat-content="false" fo:border="0.74pt solid #999999"/>
      <style:paragraph-properties fo:text-align="center" fo:margin-left="0mm"/>
    </style:style>
    <style:style style:name="ce75" style:family="table-cell" style:parent-style-name="Default" style:data-style-name="N99">
      <style:table-cell-properties style:glyph-orientation-vertical="0" fo:background-color="#c0c0c0" style:diagonal-bl-tr="none" style:diagonal-tl-br="none" style:text-align-source="fix" style:repeat-content="false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fo:background-color="#999999" style:text-align-source="fix" style:repeat-content="false" fo:border="0.74pt solid #999999"/>
      <style:paragraph-properties fo:text-align="center" fo:margin-left="0mm"/>
    </style:style>
    <style:style style:name="ce77" style:family="table-cell" style:parent-style-name="Default">
      <style:table-cell-properties fo:background-color="#c0c0c0" style:text-align-source="fix" style:repeat-content="false" fo:border="0.74pt solid #999999"/>
      <style:paragraph-properties fo:text-align="center" fo:margin-left="0mm"/>
    </style:style>
    <style:style style:name="ce78" style:family="table-cell" style:parent-style-name="Default">
      <style:table-cell-properties style:glyph-orientation-vertical="0" style:text-align-source="fix" style:repeat-content="false" fo:background-color="transparent" fo:wrap-option="wrap" fo:border="0.74pt solid #9999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3.53mm" style:writing-mode="page"/>
    </style:style>
    <style:style style:name="ce79" style:family="table-cell" style:parent-style-name="Default">
      <style:table-cell-properties fo:border="0.74pt solid #999999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border-bottom="none" fo:border-left="0.06pt solid #000000" fo:border-right="none" fo:border-top="none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c0c0c0" fo:border="0.06pt solid #000000"/>
    </style:style>
    <style:style style:name="ce91" style:family="table-cell" style:parent-style-name="Default">
      <style:table-cell-properties fo:border="0.06pt solid #000000"/>
    </style:style>
    <style:style style:name="P1" style:family="paragraph">
      <style:paragraph-properties fo:text-align="center"/>
    </style:style>
    <style:style style:name="T1" style:family="text">
      <style:text-properties style:letter-kerning="true" fo:language="none" fo:country="none" style:language-asian="none" style:country-asian="none" style:font-name-asian="Symbol" style:font-size-asian="10pt"/>
    </style:style>
    <style:style style:name="T2" style:family="text">
      <style:text-properties style:letter-kerning="true" fo:letter-spacing="-0.07mm" fo:language="none" fo:country="none" style:language-asian="none" style:country-asian="none" style:font-name-asian="Times New Roman" style:font-size-asian="12pt" style:font-size-complex="12pt"/>
    </style:style>
    <style:style style:name="T3" style:family="text">
      <style:text-properties fo:font-size="10pt" style:letter-kerning="true" fo:language="none" fo:country="none" style:language-asian="none" style:country-asian="none" style:font-name-asian="Symbol" style:font-size-asian="10pt" style:font-size-complex="10pt"/>
    </style:style>
    <style:style style:name="T4" style:family="text">
      <style:text-properties fo:font-size="10pt" style:letter-kerning="true" fo:language="none" fo:country="none" style:language-asian="none" style:country-asian="none" style:font-name-asian="Symbol" style:font-name-complex="Times New Roman" style:font-size-asian="10pt" style:font-size-complex="10pt"/>
    </style:style>
    <style:style style:name="T5" style:family="text">
      <style:text-properties style:letter-kerning="true" fo:language="none" fo:country="none" style:language-asian="none" style:country-asian="none" style:font-name-asian="Times New Roman" style:font-name-complex="Times New Roman" style:font-weight-asian="bold" style:font-weight-complex="bold"/>
    </style:style>
    <style:style style:name="T6" style:family="text">
      <style:text-properties style:letter-kerning="true" fo:language="none" fo:country="none" style:language-asian="none" style:country-asian="none" style:font-name-asian="Times New Roman" style:font-name-complex="Times New Roman" style:font-size-asian="10pt" style:font-weight-asian="bold" style:font-weight-complex="bold"/>
    </style:style>
    <style:style style:name="T7" style:family="text">
      <style:text-properties style:font-name="Arial" style:letter-kerning="true" fo:language="none" fo:country="none" style:language-asian="none" style:country-asian="none" style:font-name-asian="Times New Roman" style:font-name-complex="Times New Roman" style:font-size-asian="10pt" style:font-weight-asian="bold" style:font-weight-complex="bold"/>
    </style:style>
    <style:style style:name="T8" style:family="text">
      <style:text-properties style:letter-kerning="true" fo:language="none" fo:country="none" style:language-asian="none" style:country-asian="none" style:font-name-asian="Times New Roman" style:font-size-asian="10pt"/>
    </style:style>
    <style:style style:name="T9" style:family="text">
      <style:text-properties style:letter-kerning="true" fo:language="none" fo:country="none" style:language-asian="none" style:country-asian="none" style:font-name-asian="Times New Roman" style:font-name-complex="Times New Roman" style:font-size-asian="10pt"/>
    </style:style>
    <style:style style:name="T10" style:family="text">
      <style:text-properties style:letter-kerning="true" style:font-name-asian="Times New Roman" style:font-name-complex="Times New Roman"/>
    </style:style>
    <style:style style:name="T11" style:family="text">
      <style:text-properties style:letter-kerning="true" style:font-name-asian="Times New Roman" style:font-name-complex="Times New Roman" fo:language="none" fo:country="none" style:language-asian="none" style:country-asian="none" style:font-size-asian="10pt"/>
    </style:style>
    <style:style style:name="T12" style:family="text">
      <style:text-properties style:font-name="Arial" fo:font-size="10pt" style:letter-kerning="true" style:font-name-asian="Symbol" style:font-size-asian="10pt" style:font-size-complex="10pt"/>
    </style:style>
    <style:style style:name="T13" style:family="text">
      <style:text-properties style:font-name="Arial" fo:font-size="10pt" style:letter-kerning="true" style:font-name-asian="Symbol" style:font-size-asian="10pt" style:font-size-complex="10pt" fo:language="none" fo:country="none" style:language-asian="none" style:country-asian="none"/>
    </style:style>
  </office:automatic-styles>
  <office:body>
    <office:spreadsheet>
      <table:table table:name="Основной" table:style-name="ta1" table:print="false">
        <office:forms form:automatic-focus="false" form:apply-design-mode="false">
          <form:form form:name="Форма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Кнопка 1" form:control-implementation="ooo:com.sun.star.form.component.CommandButton" xml:id="control1" form:id="control1" form:label="Выполнить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Gen.Main?language=Basic&amp;location=document" xlink:type="simple"/>
              </office:event-listeners>
            </form:button>
          </form:form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control draw:z-index="0" draw:text-style-name="P1" svg:width="29.17mm" svg:height="5.45mm" svg:x="6.67mm" svg:y="1.91mm" draw:control="control1"/>
        </table:shapes>
        <table:table-column table:style-name="co8" table:default-cell-style-name="ce31"/>
        <table:table-column table:style-name="co9" table:default-cell-style-name="ce78"/>
        <table:table-column table:style-name="co10" table:number-columns-repeated="125" table:default-cell-style-name="ce79"/>
        <table:table-column table:style-name="co4" table:number-columns-repeated="897" table:default-cell-style-name="ce79"/>
        <table:table-row table:style-name="ro5">
          <table:table-cell table:style-name="ce13" office:value-type="string" calcext:value-type="string">
            <text:p>№</text:p>
          </table:table-cell>
          <table:table-cell table:style-name="ce32" office:value-type="float" office:value="1" calcext:value-type="float">
            <text:p>1</text:p>
          </table:table-cell>
          <table:table-cell table:style-name="ce29" table:number-columns-repeated="1022"/>
        </table:table-row>
        <table:table-row table:style-name="ro6">
          <table:table-cell table:style-name="ce14" office:value-type="string" calcext:value-type="string">
            <text:p>Краткая характеристика</text:p>
          </table:table-cell>
          <table:table-cell table:style-name="ce32" table:formula="of:=[.B3]" office:value-type="string" office:string-value="KPER 160 M2" calcext:value-type="string">
            <text:p>KPER 160 M2</text:p>
          </table:table-cell>
          <table:table-cell table:style-name="ce29" table:number-columns-repeated="1022"/>
        </table:table-row>
        <table:table-row table:style-name="ro6">
          <table:table-cell table:style-name="ce15" office:value-type="string" calcext:value-type="string">
            <text:p>Тип двигателя</text:p>
          </table:table-cell>
          <table:table-cell table:style-name="ce33" office:value-type="string" calcext:value-type="string">
            <text:p><text:span text:style-name="T5">KPER 160 M2</text:span>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Зав №</text:p>
          </table:table-cell>
          <table:table-cell table:style-name="ce33" office:value-type="float" office:value="685" calcext:value-type="float">
            <text:p>68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омер ступени</text:p>
          </table:table-cell>
          <table:table-cell table:style-name="ce33" office:value-type="string" calcext:value-type="string">
            <text:p><text:span text:style-name="T6">J-302B</text:span>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Место установки </text:p>
          </table:table-cell>
          <table:table-cell table:style-name="ce34" office:value-type="string" calcext:value-type="string">
            <text:p><text:span text:style-name="T7">на котле подогрева ДЭГа УКПГ-1 Газопромыслового управления (ГПУ)</text:span>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Предназначен для</text:p>
          </table:table-cell>
          <table:table-cell table:style-name="ce34" office:value-type="string" calcext:value-type="string">
            <text:p><text:span text:style-name="T8">привода оборудования</text:span></text:p>
          </table:table-cell>
          <table:table-cell table:number-columns-repeated="1022"/>
        </table:table-row>
        <table:table-row table:style-name="ro6">
          <table:table-cell table:style-name="ce16" office:value-type="string" calcext:value-type="string">
            <text:p>Дата проведения контроля</text:p>
          </table:table-cell>
          <table:table-cell table:style-name="ce35" office:value-type="date" office:date-value="2014-03-31" calcext:value-type="date">
            <text:p>31.03.2014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Исполнение по взрывозащите</text:p>
          </table:table-cell>
          <table:table-cell table:style-name="ce36" office:value-type="string" calcext:value-type="string">
            <text:p>EExeIIT3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тепень защиты</text:p>
          </table:table-cell>
          <table:table-cell table:style-name="ce36" office:value-type="string" calcext:value-type="string">
            <text:p><text:span text:style-name="T1">IP 54</text:span></text:p>
          </table:table-cell>
          <table:table-cell table:number-columns-repeated="1022"/>
        </table:table-row>
        <table:table-row table:style-name="ro6">
          <table:table-cell table:style-name="ce17" office:value-type="string" calcext:value-type="string">
            <text:p>Темп. Диапазон, °С</text:p>
          </table:table-cell>
          <table:table-cell table:style-name="ce37" office:value-type="string" calcext:value-type="string">
            <text:p>-45….+4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Завод-изготовитель</text:p>
          </table:table-cell>
          <table:table-cell table:style-name="ce37" office:value-type="string" calcext:value-type="string">
            <text:p><text:span text:style-name="T9">VEM Motors, Германия</text:span>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изготовления</text:p>
          </table:table-cell>
          <table:table-cell table:style-name="ce37" office:value-type="float" office:value="1973" calcext:value-type="float">
            <text:p>1973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Год ввода</text:p>
          </table:table-cell>
          <table:table-cell table:style-name="ce37" office:value-type="float" office:value="1975" calcext:value-type="float">
            <text:p>1975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Соединение фаз</text:p>
          </table:table-cell>
          <table:table-cell table:style-name="ce37" office:value-type="string" calcext:value-type="string">
            <text:p>треугольник 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ысота оси вала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Мощность, кВт</text:p>
          </table:table-cell>
          <table:table-cell table:style-name="ce38" office:value-type="float" office:value="16" calcext:value-type="float">
            <text:p>16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Напряжение, В</text:p>
          </table:table-cell>
          <table:table-cell table:style-name="ce37" office:value-type="float" office:value="380" calcext:value-type="float">
            <text:p>38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Ток статора, А</text:p>
          </table:table-cell>
          <table:table-cell table:style-name="ce37" office:value-type="float" office:value="44" calcext:value-type="float">
            <text:p>44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Частота вращения, об/мин</text:p>
          </table:table-cell>
          <table:table-cell table:style-name="ce37" office:value-type="float" office:value="980" calcext:value-type="float">
            <text:p>98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ПД, %</text:p>
          </table:table-cell>
          <table:table-cell table:style-name="ce39" office:value-type="float" office:value="90" calcext:value-type="float">
            <text:p>90,0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оэфф. Мощности</text:p>
          </table:table-cell>
          <table:table-cell table:style-name="ce40" office:value-type="float" office:value="0.91" calcext:value-type="float">
            <text:p>0,91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Класс нагревостойкости</text:p>
          </table:table-cell>
          <table:table-cell table:style-name="ce36" office:value-type="string" calcext:value-type="string">
            <text:p>F(180ºC)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Масса, кг</text:p>
          </table:table-cell>
          <table:table-cell table:style-name="ce36" office:value-type="float" office:value="315" calcext:value-type="float">
            <text:p>315</text:p>
          </table:table-cell>
          <table:table-cell table:number-columns-repeated="1022"/>
        </table:table-row>
        <table:table-row table:style-name="ro8">
          <table:table-cell table:style-name="ce18" office:value-type="string" calcext:value-type="string">
            <text:p>Анализ технической документации</text:p>
          </table:table-cell>
          <table:table-cell table:style-name="ce18"/>
          <table:table-cell table:style-name="ce29" table:number-columns-repeated="1022"/>
        </table:table-row>
        <table:table-row table:style-name="ro7">
          <table:table-cell table:style-name="ce15" office:value-type="string" calcext:value-type="string">
            <text:p>Паспорт</text:p>
          </table:table-cell>
          <table:table-cell table:style-name="ce36" office:value-type="string" calcext:value-type="string">
            <text:p><text:span text:style-name="T1">Эксплуатационная карточка электродвигателя (на 1 листе)</text:span>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Инструкция по эксплуатации</text:p>
          </table:table-cell>
          <table:table-cell table:style-name="ce41" office:value-type="string" calcext:value-type="string">
            <text:p><text:span text:style-name="T9">0</text:span><text:span text:style-name="T10">82.00.00.00 РЭ (на 20 листах</text:span><text:span text:style-name="T11">)</text:span>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Журнал эксплуатации</text:p>
          </table:table-cell>
          <table:table-cell table:style-name="ce42" office:value-type="string" calcext:value-type="string">
            <text:p><text:span text:style-name="T12">с 19.06.08 по 30.06.14 г. (на 2 листах</text:span><text:span text:style-name="T13">)</text:span>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К</text:p>
          </table:table-cell>
          <table:table-cell table:style-name="ce43"/>
          <table:table-cell table:style-name="ce29" table:number-columns-repeated="1022"/>
        </table:table-row>
        <table:table-row table:style-name="ro8">
          <table:table-cell table:style-name="ce19" office:value-type="string" calcext:value-type="string">
            <text:p><text:span text:style-name="T1">Наличие маркировки и предупреждающих знаков (да/нет)</text:span></text:p>
          </table:table-cell>
          <table:table-cell table:style-name="ce44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маркировки взрывозащиты (да/нет)</text:p>
          </table:table-cell>
          <table:table-cell table:style-name="ce36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<text:span text:style-name="T2">Наличие степени взрывозащиты (да/нет)</text:span></text:p>
          </table:table-cell>
          <table:table-cell table:style-name="ce36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Соответствие взрывозащиты (да/нет)</text:p>
          </table:table-cell>
          <table:table-cell table:style-name="ce45" office:value-type="string" calcext:value-type="string">
            <text:p>да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Наличие несанкционированных изменений взрывонепроницаемой оболочки (да/нет)</text:p>
          </table:table-cell>
          <table:table-cell table:style-name="ce45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15" office:value-type="string" calcext:value-type="string">
            <text:p>Коррозия и механические повреждения взрывонепроницаемой оболочки (да/нет)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всех крепежных элементов (да/нет)</text:p>
          </table:table-cell>
          <table:table-cell table:style-name="ce46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Затяжка крепежных болтов (в норме/не в норме)</text:p>
          </table:table-cell>
          <table:table-cell table:style-name="ce46" office:value-type="string" calcext:value-type="string">
            <text:p>в норме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Наличие следов эрозии и коррозии на резьбовых соединениях (да/нет)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Коррозия и механические повреждения на крышке и корпусе выводного устройства (да/нет)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">Наличие исправности прокладок, состояние фланцевых соединений, обеспечивающих защиту изделия от внешних воздействий (да/нет)</text:span>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7">
          <table:table-cell table:style-name="ce20" office:value-type="string" calcext:value-type="string">
            <text:p><text:span text:style-name="T3">Наличие защиты от перегрузки и соответствие ее срабатывания времени, указанного в табличке или паспорте (да/нет)</text:span>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повреждений уплотнительных резинок (да/нет)</text:p>
          </table:table-cell>
          <table:table-cell table:style-name="ce46" office:value-type="string" calcext:value-type="string">
            <text:p>нет</text:p>
          </table:table-cell>
          <table:table-cell table:number-columns-repeated="1022"/>
        </table:table-row>
        <table:table-row table:style-name="ro8">
          <table:table-cell table:style-name="ce21" office:value-type="string" calcext:value-type="string">
            <text:p><text:span text:style-name="T4">Целостность изоляционных деталей (да/нет)</text:span></text:p>
          </table:table-cell>
          <table:table-cell table:style-name="ce46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антикоррозионной смазки (да/нет)</text:p>
          </table:table-cell>
          <table:table-cell table:style-name="ce46" office:value-type="string" calcext:value-type="string">
            <text:p>да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Наличие видимых повреждений кабелей (да/нет)</text:p>
          </table:table-cell>
          <table:table-cell table:style-name="ce47" office:value-type="string" calcext:value-type="string">
            <text:p>нет</text:p>
          </table:table-cell>
          <table:table-cell table:number-columns-repeated="1022"/>
        </table:table-row>
        <table:table-row table:style-name="ro9">
          <table:table-cell table:style-name="ce22" office:value-type="string" calcext:value-type="string">
            <text:p><text:span text:style-name="T3">Наружные и внутренние контактные зажимы заземляющих проводников (в норме/не в норме)</text:span></text:p>
          </table:table-cell>
          <table:table-cell table:style-name="ce47" office:value-type="string" calcext:value-type="string">
            <text:p>в норме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ибрационный контроль</text:p>
          </table:table-cell>
          <table:table-cell table:style-name="ce18"/>
          <table:table-cell table:style-name="ce29" table:number-columns-repeated="1022"/>
        </table:table-row>
        <table:table-row table:style-name="ro8">
          <table:table-cell table:style-name="ce23" office:value-type="string" calcext:value-type="string">
            <text:p>Подшипниковый узел со стороны привода (передний подшипник)</text:p>
          </table:table-cell>
          <table:table-cell table:style-name="ce48"/>
          <table:table-cell table:style-name="ce30" table:number-columns-repeated="1022"/>
        </table:table-row>
        <table:table-row table:style-name="ro6">
          <table:table-cell table:style-name="ce15" office:value-type="string" calcext:value-type="string">
            <text:p>Виброскорость вертикальная, мм/с</text:p>
          </table:table-cell>
          <table:table-cell table:style-name="ce49" office:value-type="float" office:value="1.2" calcext:value-type="float">
            <text:p>1,2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49" office:value-type="float" office:value="1.4" calcext:value-type="float">
            <text:p>1,4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49" office:value-type="float" office:value="1" calcext:value-type="float">
            <text:p>1,0</text:p>
          </table:table-cell>
          <table:table-cell table:number-columns-repeated="1022"/>
        </table:table-row>
        <table:table-row table:style-name="ro9">
          <table:table-cell table:style-name="ce23" office:value-type="string" calcext:value-type="string">
            <text:p>Подшипниковый узел с обр. стороны привода (задний подшипник)</text:p>
          </table:table-cell>
          <table:table-cell table:style-name="ce48"/>
          <table:table-cell table:style-name="ce30" table:number-columns-repeated="1022"/>
        </table:table-row>
        <table:table-row table:style-name="ro6">
          <table:table-cell table:style-name="ce15" office:value-type="string" calcext:value-type="string">
            <text:p>Виброскорость вертикальная, мм/с</text:p>
          </table:table-cell>
          <table:table-cell table:style-name="ce49" office:value-type="float" office:value="5" calcext:value-type="float">
            <text:p>5,0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Виброскорость горизонтальная, мм/с</text:p>
          </table:table-cell>
          <table:table-cell table:style-name="ce49" office:value-type="float" office:value="0.3" calcext:value-type="float">
            <text:p>0,3</text:p>
          </table:table-cell>
          <table:table-cell table:number-columns-repeated="1022"/>
        </table:table-row>
        <table:table-row table:style-name="ro6">
          <table:table-cell table:style-name="ce15" office:value-type="string" calcext:value-type="string">
            <text:p>Виброскорость осевая, мм/с</text:p>
          </table:table-cell>
          <table:table-cell table:style-name="ce49" office:value-type="float" office:value="1.1" calcext:value-type="float">
            <text:p>1,1</text:p>
          </table:table-cell>
          <table:table-cell table:number-columns-repeated="1022"/>
        </table:table-row>
        <table:table-row table:style-name="ro8">
          <table:table-cell table:style-name="ce23" office:value-type="string" calcext:value-type="string">
            <text:p>Максимальное значение виброскорости</text:p>
          </table:table-cell>
          <table:table-cell table:style-name="ce50" table:formula="of:=MAX([.B49:.B55])" office:value-type="float" office:value="5" calcext:value-type="float">
            <text:p>5,0</text:p>
          </table:table-cell>
          <table:table-cell table:style-name="ce30" table:number-columns-repeated="1022"/>
        </table:table-row>
        <table:table-row table:style-name="ro6">
          <table:table-cell table:style-name="ce18" office:value-type="string" calcext:value-type="string">
            <text:p>Электрические измерения</text:p>
          </table:table-cell>
          <table:table-cell table:style-name="ce51"/>
          <table:table-cell table:style-name="ce29" table:number-columns-repeated="1022"/>
        </table:table-row>
        <table:table-row table:style-name="ro6">
          <table:table-cell table:style-name="ce24" office:value-type="string" calcext:value-type="string">
            <text:p>Сопротивление, Ом (изм.)</text:p>
          </table:table-cell>
          <table:table-cell table:style-name="ce52" office:value-type="float" office:value="0.52" calcext:value-type="float">
            <text:p>0,52</text:p>
          </table:table-cell>
          <table:table-cell table:number-columns-repeated="1022"/>
        </table:table-row>
        <table:table-row table:style-name="ro6">
          <table:table-cell table:style-name="ce23" office:value-type="string" calcext:value-type="string">
            <text:p>Сопротивление, Ом (А)</text:p>
          </table:table-cell>
          <table:table-cell table:style-name="ce53" table:formula="of:=ROUND([.B58]*(1+(RAND()-0.5)*2/100);3)" office:value-type="float" office:value="0.518" calcext:value-type="float">
            <text:p>0,518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Сопротивление, Ом (В)</text:p>
          </table:table-cell>
          <table:table-cell table:style-name="ce53" table:formula="of:=ROUND([.B58]*(1+(RAND()-0.5)*2/100);3)" office:value-type="float" office:value="0.523" calcext:value-type="float">
            <text:p>0,523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Сопротивление, Ом (С)</text:p>
          </table:table-cell>
          <table:table-cell table:style-name="ce53" table:formula="of:=ROUND([.B58]*(1+(RAND()-0.5)*2/100);3)" office:value-type="float" office:value="0.517" calcext:value-type="float">
            <text:p>0,517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Отклонение, % (А)</text:p>
          </table:table-cell>
          <table:table-cell table:style-name="ce54" table:formula="of:=ABS(([.B59]-[.B60])/MIN([.B59];[.B60]))*100" office:value-type="float" office:value="0.965250965250966" calcext:value-type="float">
            <text:p>0,97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Отклонение, % (В)</text:p>
          </table:table-cell>
          <table:table-cell table:style-name="ce54" table:formula="of:=ABS(([.B61]-[.B60])/MIN([.B61];[.B60]))*100" office:value-type="float" office:value="1.1605415860735" calcext:value-type="float">
            <text:p>1,16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Отклонение, % (С)</text:p>
          </table:table-cell>
          <table:table-cell table:style-name="ce54" table:formula="of:=ABS(([.B59]-[.B61])/MIN([.B59];[.B61]))*100" office:value-type="float" office:value="0.193423597678917" calcext:value-type="float">
            <text:p>0,19</text:p>
          </table:table-cell>
          <table:table-cell table:style-name="ce30" table:number-columns-repeated="1022"/>
        </table:table-row>
        <table:table-row table:style-name="ro6">
          <table:table-cell table:style-name="ce24" office:value-type="string" calcext:value-type="string">
            <text:p>Сопротивление изоляции, МОм (А)</text:p>
          </table:table-cell>
          <table:table-cell table:style-name="ce45" office:value-type="float" office:value="1890" calcext:value-type="float">
            <text:p>1890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Сопротивление изоляции, МОм (В)</text:p>
          </table:table-cell>
          <table:table-cell table:style-name="ce45" office:value-type="float" office:value="1940" calcext:value-type="float">
            <text:p>1940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Сопротивление изоляции, МОм (С)</text:p>
          </table:table-cell>
          <table:table-cell table:style-name="ce45" office:value-type="float" office:value="2000" calcext:value-type="float">
            <text:p>2000</text:p>
          </table:table-cell>
          <table:table-cell table:number-columns-repeated="1022"/>
        </table:table-row>
        <table:table-row table:style-name="ro6">
          <table:table-cell table:style-name="ce24" office:value-type="string" calcext:value-type="string">
            <text:p>Норма, МОм</text:p>
          </table:table-cell>
          <table:table-cell table:style-name="ce45" office:value-type="string" calcext:value-type="string">
            <text:p>1,0 (10-30ºС)</text:p>
          </table:table-cell>
          <table:table-cell table:number-columns-repeated="1022"/>
        </table:table-row>
        <table:table-row table:style-name="ro6">
          <table:table-cell table:style-name="ce18" office:value-type="string" calcext:value-type="string">
            <text:p>Выводы/рекомендации</text:p>
          </table:table-cell>
          <table:table-cell table:style-name="ce18"/>
          <table:table-cell table:style-name="ce29" table:number-columns-repeated="1022"/>
        </table:table-row>
        <table:table-row table:style-name="ro6">
          <table:table-cell table:style-name="ce24" office:value-type="string" calcext:value-type="string">
            <text:p>Выполнить работы до</text:p>
          </table:table-cell>
          <table:table-cell table:style-name="ce55" office:value-type="string" calcext:value-type="string">
            <text:p>02.05.16</text:p>
          </table:table-cell>
          <table:table-cell table:number-columns-repeated="1022"/>
        </table:table-row>
        <table:table-row table:style-name="ro8">
          <table:table-cell table:style-name="ce25" office:value-type="string" calcext:value-type="string">
            <text:p>Наличие маркировки взрывозащиты </text:p>
          </table:table-cell>
          <table:table-cell table:style-name="ce56"/>
          <table:table-cell table:style-name="ce29" table:number-columns-repeated="1022"/>
        </table:table-row>
        <table:table-row table:style-name="ro9">
          <table:table-cell table:style-name="ce23" office:value-type="string" calcext:value-type="string">
            <text:p>Результат</text:p>
          </table:table-cell>
          <table:table-cell table:style-name="ce48" table:formula="of:=IF([.B$31]&lt;&gt;&quot;да&quot;;&quot;выявлено несоответствие маркировки взрывозащиты электродвигателя требованиям ГОСТ 30852.0-2002 п. 27.1. (см. Приложение 1).&quot;;&quot;отклонений не выявлено (см. Приложение 1).&quot;)" office:value-type="string" office:string-value="отклонений не выявлено (см. Приложение 1)." calcext:value-type="string">
            <text:p>отклонений не выявлено (см. Приложение 1).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Рекомендации</text:p>
          </table:table-cell>
          <table:table-cell table:style-name="ce48" table:formula="of:=IF([.B$31]&lt;&gt;&quot;да&quot;;&quot;выполнить приведение маркировки взрывозащиты электродвигателя в соответствие требованиям п. 27.1 ГОСТ 30852.0-2002.&quot;;&quot;&quot;)">
            <text:p/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8" table:formula="of:=IF([.B$31]&lt;&gt;&quot;да&quot;;&quot;восстановить маркировку взрывозащиты электродвигателя в соответствии требованиям п. 27.1 ГОСТ 30852.0-2002;&quot;;&quot;&quot;)">
            <text:p/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Вывод</text:p>
          </table:table-cell>
          <table:table-cell table:style-name="ce48" table:formula="of:=IF([.B$31]&lt;&gt;&quot;да&quot;;&quot;Выявлено несоответствие маркировки взрывозащиты электродвигателя требованиям ГОСТ 30852.0-2002 п. 27.1.&quot;;&quot;&quot;)">
            <text:p/>
          </table:table-cell>
          <table:table-cell table:style-name="ce30" table:number-columns-repeated="1022"/>
        </table:table-row>
        <table:table-row table:style-name="ro6">
          <table:table-cell table:style-name="ce25" office:value-type="string" calcext:value-type="string">
            <text:p>Наличие крепежных элементов</text:p>
          </table:table-cell>
          <table:table-cell table:style-name="ce57"/>
          <table:table-cell table:style-name="ce29" table:number-columns-repeated="1022"/>
        </table:table-row>
        <table:table-row table:style-name="ro7">
          <table:table-cell table:style-name="ce23" office:value-type="string" calcext:value-type="string">
            <text:p>Результат</text:p>
          </table:table-cell>
          <table:table-cell table:style-name="ce48" table:formula="of:=IF([.B$36]&lt;&gt;&quot;да&quot;;CONCATENATE([.B$36];&quot; (см. Приложение 1).&quot;);&quot;несанкционированных изменений не выявлено (см. Приложение 1).&quot;)" office:value-type="string" office:string-value="несанкционированных изменений не выявлено (см. Приложение 1)." calcext:value-type="string">
            <text:p>несанкционированных изменений не выявлено (см. Приложение 1).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Рекомендации</text:p>
          </table:table-cell>
          <table:table-cell table:style-name="ce48" table:formula="of:=IF([.B$36]&lt;&gt;&quot;да&quot;;CONCATENATE(&quot;восстановить комплектность крепежных элементов&quot;;SUBSTITUTE([.B$36];&quot;отсутствует болт крепления&quot;;&quot;&quot;);&quot;.&quot;);&quot;&quot;)">
            <text:p/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8" table:formula="of:=IF([.B36]&lt;&gt;&quot;да&quot;;CONCATENATE(&quot;восстановить комплектность крепежных элементов&quot;;SUBSTITUTE([.B36];&quot;отсутствует болт крепления&quot;;&quot;&quot;);&quot;;&quot;);&quot;&quot;)">
            <text:p/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Вывод</text:p>
          </table:table-cell>
          <table:table-cell table:style-name="ce48" table:formula="of:=IF([.B$36]&lt;&gt;&quot;да&quot;;CONCATENATE(&quot;Отсутствует&quot;;SUBSTITUTE([.B$36];&quot;отсутствует&quot;;&quot;&quot;);&quot;.&quot;);&quot;&quot;)">
            <text:p/>
          </table:table-cell>
          <table:table-cell table:style-name="ce30" table:number-columns-repeated="1022"/>
        </table:table-row>
        <table:table-row table:style-name="ro8">
          <table:table-cell table:style-name="ce25" office:value-type="string" calcext:value-type="string">
            <text:p>Коррозия взрывонепроницаемой оболочки</text:p>
          </table:table-cell>
          <table:table-cell table:style-name="ce57"/>
          <table:table-cell table:style-name="ce29" table:number-columns-repeated="1022"/>
        </table:table-row>
        <table:table-row table:style-name="ro9">
          <table:table-cell table:style-name="ce23" office:value-type="string" calcext:value-type="string">
            <text:p>Результат</text:p>
          </table:table-cell>
          <table:table-cell table:style-name="ce48" table:formula="of:=IF(OR([.B$85]=&quot;&quot;;[.B$85]=&quot;Дефектов не выявлено&quot;);&quot;отклонений ПТС не выявлено (см. Приложение 1).&quot;;CONCATENATE(LOWER([.B$85]);&quot; (см. Приложение1).&quot;))" office:value-type="string" office:string-value="отклонений ПТС не выявлено (см. Приложение 1)." calcext:value-type="string">
            <text:p>отклонений ПТС не выявлено (см. Приложение 1).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8" table:formula="of:=IF(AND([.B$38]=&quot;нет&quot;;[.B$39]=&quot;нет&quot;);&quot;&quot;;&quot;выполнить восстановление защитного антикоррозионного покрытия корпуса электродвигателя в соответствии с требованиями п. 4.5 ГОСТ 30852.0-2002;&quot;)">
            <text:p/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Заключение</text:p>
          </table:table-cell>
          <table:table-cell table:style-name="ce48" table:formula="of:=IF(AND([.B$38]=&quot;нет&quot;;[.B$39]=&quot;нет&quot;);&quot;&quot;;&quot;выполнить ревизию взрывонепроницаемых поверхностей с нанесением незагустевающей смазки ЦИАТИМ-201 по ГОСТ 6267-74;&quot;)">
            <text:p/>
          </table:table-cell>
          <table:table-cell table:style-name="ce30" table:number-columns-repeated="1022"/>
        </table:table-row>
        <table:table-row table:style-name="ro8">
          <table:table-cell table:style-name="ce23" office:value-type="string" calcext:value-type="string">
            <text:p>Вывод</text:p>
          </table:table-cell>
          <table:table-cell table:style-name="ce48" table:formula="of:=IF(AND([.B$38]=&quot;нет&quot;;[.B$39]=&quot;нет&quot;);&quot;Дефектов не выявлено&quot;;IF(AND([.B$38]&lt;&gt;&quot;нет&quot;;[.B$39]&lt;&gt;&quot;нет&quot;);&quot;Выявлено наличие продуктов коррозии на взрывозащищенных поверхностях взрывонепроницаемой оболочки, а также на крышке и корпусе выводного устройства. Антикоррозионное покрытие отсутствует. Язвенных коррозионных и механических повреждений не выявлено.&quot;;IF([.B$38]&lt;&gt;&quot;нет&quot;;&quot;Выявлено наличие продуктов коррозии на взрывозащищенных поверхностях взрывонепроницаемой оболочки. Антикоррозионное покрытие отсутствует. Язвенных коррозионных и механических повреждений не выявлено.&quot;;IF([.B$39]&lt;&gt;&quot;нет&quot;;&quot;Выявлено наличие продуктов коррозии на крышке и корпусе выводного устройства. Антикоррозионное покрытие отсутствует. Язвенных коррозионных и механических повреждений не выявлено.&quot;;&quot;&quot;))))" office:value-type="string" office:string-value="Дефектов не выявлено" calcext:value-type="string">
            <text:p>Дефектов не выявлено</text:p>
          </table:table-cell>
          <table:table-cell table:style-name="ce30" table:number-columns-repeated="1022"/>
        </table:table-row>
        <table:table-row table:style-name="ro6">
          <table:table-cell table:style-name="ce25" office:value-type="string" calcext:value-type="string">
            <text:p>Вибродиагностический контроль</text:p>
          </table:table-cell>
          <table:table-cell table:style-name="ce58" table:formula="of:=CONCATENATE(&quot;Вибрация(max) = &quot;;MAX([.B$49:.B$51];[.B$53:.B$55]))" office:value-type="string" office:string-value="Вибрация(max) = 5" calcext:value-type="string">
            <text:p>Вибрация(max) = 5</text:p>
          </table:table-cell>
          <table:table-cell table:style-name="ce29" table:number-columns-repeated="1022"/>
        </table:table-row>
        <table:table-row table:style-name="ro10">
          <table:table-cell table:style-name="ce23" office:value-type="string" calcext:value-type="string">
            <text:p>Результат</text:p>
          </table:table-cell>
          <table:table-cell table:style-name="ce59" table:formula="of:=SUBSTITUTE(SUBSTITUTE([.B$90];CHAR(187);CONCATENATE(CHAR(187);&quot; (см. Приложение 2)&quot;));&quot;Уровни&quot;;&quot;уровни&quot;)" office:value-type="string" office:string-value="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 (см. Приложение 2)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30" table:number-columns-repeated="1022"/>
        </table:table-row>
        <table:table-row table:style-name="ro15">
          <table:table-cell table:style-name="ce26" office:value-type="string" calcext:value-type="string">
            <text:p>Рекомендации</text:p>
          </table:table-cell>
          <table:table-cell table:style-name="ce72" table:formula="of:=IF(OR([.B$91]=&quot;4 года&quot;;[.B$91]=&quot;3 года&quot;);CONCATENATE(&quot;запланировать и выполнить до &quot;;[.B$70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запланировать и выполнить до 02.05.16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запланировать и выполнить до 02.05.16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30" table:number-columns-repeated="1022"/>
        </table:table-row>
        <table:table-row table:style-name="ro15">
          <table:table-cell table:style-name="ce23" office:value-type="string" calcext:value-type="string">
            <text:p>Заключение</text:p>
          </table:table-cell>
          <table:table-cell table:style-name="ce72" table:formula="of:=IF(OR([.B$91]=&quot;4 года&quot;;[.B$91]=&quot;3 года&quot;);CONCATENATE(&quot;Рекомендуется: запланировать и выполнить до &quot;;[.B$70];&quot; работы по устранению причин повышенной вибрации - ревизию подшипников электродвигателя, динамическую балансировку ротора электродвигателя.&quot;))" office:value-type="string" office:string-value="Рекомендуется: запланировать и выполнить до 02.05.16 работы по устранению причин повышенной вибрации - ревизию подшипников электродвигателя, динамическую балансировку ротора электродвигателя." calcext:value-type="string">
            <text:p>Рекомендуется: запланировать и выполнить до 02.05.16 работы по устранению причин повышенной вибрации - ревизию подшипников электродвигателя, динамическую балансировку ротора электродвигателя.</text:p>
          </table:table-cell>
          <table:table-cell table:style-name="ce30" table:number-columns-repeated="1022"/>
        </table:table-row>
        <table:table-row table:style-name="ro16">
          <table:table-cell table:style-name="ce23" office:value-type="string" calcext:value-type="string">
            <text:p>Вывод</text:p>
          </table:table-cell>
          <table:table-cell table:style-name="ce73" table:formula="of:=COM.MICROSOFT.SWITCH([.B$91];&quot;5 лет&quot;;CONCATENATE(&quot;Уровни вибрации электродвигателя соответствуют оценке &quot;;CHAR(171);&quot;эксплуатация без ограничений&quot;;CHAR(187);&quot;. Электродвигатель пригоден для длительной непрерывной эксплуатации.&quot;);&quot;4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3 года&quot;;CONCATENATE(&quot;Уровни вибрации электродвигателя соответствуют оценке &quot;;CHAR(171);&quot;ограничено годен&quot;;CHAR(187);&quot;. Электродвигатель непригоден для длительной непрерывной эксплуатации. Может функционировать ограниченный период времени до начала ремонтных работ.&quot;);&quot;НЕ ГОДЕН&quot;;&quot;НЕ ГОДЕН&quot;)" office:value-type="string" office:string-value="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" calcext:value-type="string">
            <text:p>Уровни вибрации электродвигателя соответствуют оценке «ограничено годен». Электродвигатель непригоден для длительной непрерывной эксплуатации. Может функционировать ограниченный период времени до начала ремонтных работ.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Срок</text:p>
          </table:table-cell>
          <table:table-cell table:style-name="ce74" table:formula="of:=IF([.B$56]&gt;[.B$98];IF([.B$56]&lt;=[.B$99];&quot;4 года&quot;;IF([.B$56]&lt;=[.B$100];&quot;3 года&quot;; &quot;НЕ ГОДЕН&quot;));&quot;5 лет&quot;)" office:value-type="string" office:string-value="4 года" calcext:value-type="string">
            <text:p>4 года</text:p>
          </table:table-cell>
          <table:table-cell table:style-name="ce30" table:number-columns-repeated="1022"/>
        </table:table-row>
        <table:table-row table:style-name="ro6">
          <table:table-cell table:style-name="ce27" office:value-type="string" calcext:value-type="string">
            <text:p>Выбранная высота вала</text:p>
          </table:table-cell>
          <table:table-cell table:style-name="ce75" table:formula="of:=IF([.B$16]&lt;=132;&quot;132&quot;;IF(AND([.B$16]&gt;132;[.B$16]&lt;=225);&quot;225&quot;;IF(AND([.B$16]&gt;225;[.B$16]&lt;=400);&quot;400&quot;)))" office:value-type="string" office:string-value="225" calcext:value-type="string">
            <text:p>225</text:p>
          </table:table-cell>
          <table:table-cell table:style-name="ce30" table:number-columns-repeated="1022"/>
        </table:table-row>
        <table:table-row table:style-name="ro8">
          <table:table-cell table:style-name="ce28" office:value-type="string" calcext:value-type="string">
            <text:p>Оценка вибрационного состояния</text:p>
          </table:table-cell>
          <table:table-cell table:style-name="ce48" table:formula="of:=CONCATENATE([.B94];[.B95];[.B96]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Высота оси вала &lt;=132</text:p>
          </table:table-cell>
          <table:table-cell table:style-name="ce48" table:formula="of:=IF([.B$16]&lt;=132;IF(AND(MAX([.B$49:.B$51];[.B$53:.B$55])&gt;0;MAX([.B$49:.B$51];[.B$53:.B$55])&lt;=2.8);&quot;Зона А - новые машины, вводимые в эксплуатацию&quot;;IF(AND(MAX([.B$49:.B$51];[.B$53:.B$55])&gt;2.8;MAX([.B$49:.B$51];[.B$53:.B$55])&lt;=4.5);&quot;Зона B - исправное состояние&quot;;IF(AND(MAX([.B$95:.B$97];[.B$99:.B$101])&gt;4.5;MAX([.B$95:.B$97];[.B$99:.B$101])&lt;=7.1);&quot;Зона С - работоспособное состояние&quot;;&quot;&quot;)));&quot;&quot;)">
            <text:p/>
          </table:table-cell>
          <table:table-cell table:style-name="ce30" table:number-columns-repeated="1022"/>
        </table:table-row>
        <table:table-row table:style-name="ro8">
          <table:table-cell table:style-name="ce23" office:value-type="string" calcext:value-type="string">
            <text:p>Высота оси вала &lt;=225</text:p>
          </table:table-cell>
          <table:table-cell table:style-name="ce48" table:formula="of:=IF(AND([.B$16]&gt;132;[.B$16]&lt;=225);IF(AND(MAX([.B$49:.B$51];[.B$53:.B$55])&gt;0;MAX([.B$49:.B$51];[.B$53:.B$55])&lt;=4.5);&quot;Зона А - новые машины, вводимые в эксплуатацию&quot;;IF(AND(MAX([.B$49:.B$51];[.B$53:.B$55])&gt;4.5;MAX([.B$49:.B$51];[.B$53:.B$55])&lt;=7.1);&quot;Зона B - исправное состояние&quot;;IF(AND(MAX([.B$95:.B$97];[.B$99:.B$101])&gt;7.1;MAX([.B$95:.B$97];[.B$99:.B$101])&lt;=11.2);&quot;Зона С - работоспособное состояние&quot;;&quot;&quot;)));&quot;&quot;)" office:value-type="string" office:string-value="Зона B - исправное состояние" calcext:value-type="string">
            <text:p>Зона B - исправное состояние</text:p>
          </table:table-cell>
          <table:table-cell table:style-name="ce30" table:number-columns-repeated="1022"/>
        </table:table-row>
        <table:table-row table:style-name="ro6">
          <table:table-cell table:style-name="ce23" office:value-type="string" calcext:value-type="string">
            <text:p>Высота оси вала &lt;=400</text:p>
          </table:table-cell>
          <table:table-cell table:style-name="ce48" table:formula="of:=IF(AND([.B$16]&gt;225;[.B$16]&lt;=400);IF(AND(MAX([.B$49:.B$51];[.B$53:.B$55])&gt;0;MAX([.B$49:.B$51];[.B$53:.B$55])&lt;=7.1);&quot;Зона А - новые машины, вводимые в эксплуатацию&quot;;IF(AND(MAX([.B$49:.B$51];[.B$53:.B$55])&gt;7.1;MAX([.B$49:.B$51];[.B$53:.B$55])&lt;=11.2);&quot;Зона B - исправное состояние&quot;;IF(AND(MAX([.B$95:.B$97];[.B$99:.B$101])&gt;11.2;MAX([.B$95:.B$97];[.B$99:.B$101])&lt;=18);&quot;Зона С - работоспособное состояние&quot;;&quot;&quot;)));&quot;&quot;)">
            <text:p/>
          </table:table-cell>
          <table:table-cell table:style-name="ce30" table:number-columns-repeated="1022"/>
        </table:table-row>
        <table:table-row table:style-name="ro17">
          <table:table-cell table:style-name="ce29" office:value-type="string" calcext:value-type="string">
            <text:p>Значения границ от высоты вала</text:p>
          </table:table-cell>
          <table:table-cell table:style-name="ce76"/>
          <table:table-cell table:style-name="ce29" table:number-columns-repeated="1022"/>
        </table:table-row>
        <table:table-row table:style-name="ro17">
          <table:table-cell table:style-name="ce30" office:value-type="string" calcext:value-type="string">
            <text:p>А/В</text:p>
          </table:table-cell>
          <table:table-cell table:style-name="ce77" table:formula="of:=IF([.B$17] &gt; 15; HLOOKUP([.B$92];[Анализ_док.$D$3:.$F$6];2; );[Анализ_док.$G$4])" office:value-type="float" office:value="4.5" calcext:value-type="float">
            <text:p>4,5</text:p>
          </table:table-cell>
          <table:table-cell table:style-name="ce30" table:number-columns-repeated="1022"/>
        </table:table-row>
        <table:table-row table:style-name="ro17">
          <table:table-cell table:style-name="ce30" office:value-type="string" calcext:value-type="string">
            <text:p>В/С</text:p>
          </table:table-cell>
          <table:table-cell table:style-name="ce77" table:formula="of:=IF([.B$17] &gt; 15; HLOOKUP([.B$92];[Анализ_док.$D$3:.$F$6];3; );[Анализ_док.$G$5])" office:value-type="float" office:value="7.1" calcext:value-type="float">
            <text:p>7,1</text:p>
          </table:table-cell>
          <table:table-cell table:style-name="ce30" table:number-columns-repeated="1022"/>
        </table:table-row>
        <table:table-row table:style-name="ro17">
          <table:table-cell table:style-name="ce30" office:value-type="string" calcext:value-type="string">
            <text:p>С/D</text:p>
          </table:table-cell>
          <table:table-cell table:style-name="ce77" table:formula="of:=IF([.B$17] &gt; 15; HLOOKUP([.B$92];[Анализ_док.$D$3:.$F$6];4; );[Анализ_док.$G$6])" office:value-type="float" office:value="11.2" calcext:value-type="float">
            <text:p>11,2</text:p>
          </table:table-cell>
          <table:table-cell table:style-name="ce30" table:number-columns-repeated="1022"/>
        </table:table-row>
        <table:table-row table:style-name="ro17" table:number-rows-repeated="667">
          <table:table-cell table:style-name="ce24"/>
          <table:table-cell table:number-columns-repeated="1023"/>
        </table:table-row>
        <table:table-row table:style-name="ro17" table:number-rows-repeated="104780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Анализ_док" table:style-name="ta1" table:print="false">
        <office:forms form:automatic-focus="false" form:apply-design-mode="false"/>
        <table:table-column table:style-name="co5" table:default-cell-style-name="ce61"/>
        <table:table-column table:style-name="co6" table:default-cell-style-name="ce66"/>
        <table:table-column table:style-name="co4" table:default-cell-style-name="Default"/>
        <table:table-column table:style-name="co7" table:number-columns-repeated="3" table:default-cell-style-name="ce71"/>
        <table:table-column table:style-name="co4" table:default-cell-style-name="ce71"/>
        <table:table-row table:style-name="ro11">
          <table:table-cell table:style-name="ce60" office:value-type="string" calcext:value-type="string" table:number-columns-spanned="2" table:number-rows-spanned="1">
            <text:p>Анализ технической документации</text:p>
          </table:table-cell>
          <table:covered-table-cell table:style-name="ce63"/>
          <table:table-cell/>
          <table:table-cell table:style-name="ce69" office:value-type="string" calcext:value-type="string" table:number-columns-spanned="4" table:number-rows-spanned="1">
            <text:p>Значения границ в зависимости от высоты оси вала</text:p>
          </table:table-cell>
          <table:covered-table-cell table:number-columns-repeated="3"/>
        </table:table-row>
        <table:table-row table:style-name="ro12">
          <table:table-cell office:value-type="string" calcext:value-type="string">
            <text:p>Заказчик:</text:p>
          </table:table-cell>
          <table:table-cell table:style-name="ce64" office:value-type="string" calcext:value-type="string">
            <text:p>ООО «Газпром добыча Оренбург»</text:p>
          </table:table-cell>
          <table:table-cell/>
          <table:table-cell table:style-name="ce69" office:value-type="string" calcext:value-type="string" table:number-columns-spanned="3" table:number-rows-spanned="1">
            <text:p>&gt; 15 кВт</text:p>
          </table:table-cell>
          <table:covered-table-cell table:number-columns-repeated="2"/>
          <table:table-cell office:value-type="string" calcext:value-type="string">
            <text:p>&lt; 15 кВт</text:p>
          </table:table-cell>
        </table:table-row>
        <table:table-row table:style-name="ro13">
          <table:table-cell office:value-type="string" calcext:value-type="string">
            <text:p>Декларация промышленной безопасности:</text:p>
          </table:table-cell>
          <table:table-cell table:style-name="ce65" office:value-type="string" calcext:value-type="string">
            <text:p>№ 11-11(00).(Д)0116-14-ДР (20.05.2011 г.) (на 1725 листах)</text:p>
          </table:table-cell>
          <table:table-cell table:style-name="ce68"/>
          <table:table-cell table:style-name="ce70" office:value-type="float" office:value="132" calcext:value-type="float">
            <text:p>132</text:p>
          </table:table-cell>
          <table:table-cell table:style-name="ce70" office:value-type="float" office:value="225" calcext:value-type="float">
            <text:p>225</text:p>
          </table:table-cell>
          <table:table-cell table:style-name="ce70" office:value-type="float" office:value="400" calcext:value-type="float">
            <text:p>400</text:p>
          </table:table-cell>
          <table:table-cell/>
        </table:table-row>
        <table:table-row table:style-name="ro14">
          <table:table-cell office:value-type="string" calcext:value-type="string">
            <text:p>Свидетельство о регистрации в государственном реестре:</text:p>
          </table:table-cell>
          <table:table-cell office:value-type="string" calcext:value-type="string">
            <text:p>№ А49-01501, 10.12.2013/ бессрочно (на 8 листах)</text:p>
          </table:table-cell>
          <table:table-cell/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.8" calcext:value-type="float">
            <text:p>1,8</text:p>
          </table:table-cell>
        </table:table-row>
        <table:table-row table:style-name="ro13">
          <table:table-cell office:value-type="string" calcext:value-type="string">
            <text:p>Лицензия:</text:p>
          </table:table-cell>
          <table:table-cell office:value-type="string" calcext:value-type="string">
            <text:p>№ ВП-00-009985, 24.04.2009/бессрочно ( на 8 листах)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4.5" calcext:value-type="float">
            <text:p>4,5</text:p>
          </table:table-cell>
        </table:table-row>
        <table:table-row table:style-name="ro14">
          <table:table-cell table:style-name="ce62" office:value-type="string" calcext:value-type="string">
            <text:p>Генеральный договор обязательного страхования:</text:p>
          </table:table-cell>
          <table:table-cell table:style-name="ce67" office:value-type="string" calcext:value-type="string">
            <text:p>№ 317-40 от 12.03.2013 г. действительно до 12.03.2014 г. (на 7 листах)</text:p>
          </table:table-cell>
          <table:table-cell/>
          <table:table-cell office:value-type="float" office:value="7.1" calcext:value-type="float">
            <text:p>7,1</text:p>
          </table:table-cell>
          <table:table-cell office:value-type="float" office:value="11.2" calcext:value-type="float">
            <text:p>11,2</text:p>
          </table:table-cell>
          <table:table-cell office:value-type="float" office:value="18" calcext:value-type="float">
            <text:p>18</text:p>
          </table:table-cell>
          <table:table-cell office:value-type="float" office:value="7.1" calcext:value-type="float">
            <text:p>7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8P2" style:volatile="true">
      <loext:text> </loext:text>
      <loext:fill-character> </loext:fill-character>
      <number:text>-р.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6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Да</number:text>
    </number:number-style>
    <number:number-style style:name="N164P1" style:volatile="true">
      <number:text>Да</number:text>
    </number:number-style>
    <number:number-style style:name="N164">
      <number:text>Нет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Истина</number:text>
    </number:number-style>
    <number:number-style style:name="N166P1" style:volatile="true">
      <number:text>Истина</number:text>
    </number:number-style>
    <number:number-style style:name="N166">
      <number:text>Ложь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Вкл</number:text>
    </number:number-style>
    <number:number-style style:name="N168P1" style:volatile="true">
      <number:text>Вкл</number:text>
    </number:number-style>
    <number:number-style style:name="N168">
      <number:text>Выкл</number:text>
      <style:map style:condition="value()&gt;0" style:apply-style-name="N168P0"/>
      <style:map style:condition="value()&lt;0" style:apply-style-name="N168P1"/>
    </number:number-style>
    <number:number-style style:name="N169">
      <number:number number:decimal-places="1" loext:min-decimal-places="1" number:min-integer-digits="1"/>
    </number:number-style>
    <number:percentage-style style:name="N170">
      <number:number number:decimal-places="1" loext:min-decimal-places="1" number:min-integer-digits="1"/>
      <number:text>%</number:text>
    </number:percentage-style>
    <number:date-style style:name="N171">
      <number:day/>
      <number:text>.</number:text>
      <number:month/>
      <number:text>.</number:text>
      <number:year number:style="long"/>
    </number:date-style>
    <number:number-style style:name="N172">
      <number:number number:decimal-places="0" loext:min-decimal-places="0" number:min-integer-digits="6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8" loext:min-decimal-places="8" number:min-integer-digits="1"/>
    </number:number-style>
    <number:number-style style:name="N175">
      <number:number number:decimal-places="3" loext:min-decimal-places="3" number:min-integer-digits="1" number:grouping="true"/>
    </number:number-style>
    <number:currency-style style:name="N176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6P0"/>
    </number:currency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 style:data-style-name="N2" text:time-value="08:23:32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Основной" style:display-name="PageStyle_Основн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1" style:display-name="PageStyle_Основной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2" style:display-name="PageStyle_Основной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нализ_5f_док" style:display-name="PageStyle_Анализ_док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3" style:display-name="PageStyle_Основной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Основной_20_4" style:display-name="PageStyle_Основной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2M2S</meta:editing-duration>
    <meta:editing-cycles>53</meta:editing-cycles>
    <meta:generator>LibreOffice/5.2.4.2$Windows_x86 LibreOffice_project/3d5603e1122f0f102b62521720ab13a38a4e0eb0</meta:generator>
    <dc:date>2017-04-26T08:41:54.792000000</dc:date>
    <meta:document-statistic meta:table-count="2" meta:cell-count="218" meta:object-count="1"/>
    <meta:user-defined meta:name="Info 1"/>
    <meta:user-defined meta:name="Info 2"/>
    <meta:user-defined meta:name="Info 3"/>
    <meta:user-defined meta:name="Info 4"/>
  </office:meta>
</office:document-meta>
</file>

<file path=Basic/Standard/Func.xml><?xml version="1.0" encoding="utf-8"?>
<!DOCTYPE module  PUBLIC '-//OpenOffice.org//DTD OfficeDocument 1.0//EN'  'module.dtd'>
<script:module xmlns:script="http://openoffice.org/2000/script" script:name="Func" script:language="StarBasic">Function OpenAsTemplate(sURL, Optional Hidden as Boolean) as Object
Dim a(1) As New com.sun.star.beans.PropertyValue
	a(0).Name = "AsTemplate"
	a(0).Value = true
	If Hidden = True Then
		a(1).Name = "Hidden"
		a(1).Value = True
	End If
	OpenAsTemplate = StarDesktop.LoadComponentFromUrl(sURL, "_blank" , 0, a())
End Function

Function DelBookmarkParagraph(oDoc, BookmarkText$)
	Bookmarks = oDoc.Bookmarks
	Mark = Bookmarks.getByName(BookmarkText)
	oText = oDoc.Text
	oCurs = oText.createTextCursor()
	oCurs.gotoRange(Mark.Anchor.Start, False)
	oCurs.gotoStartOfParagraph(Talse)
	oCurs.gotoEndOfParagraph(True)
	oCurs.String = ""  'delete the text of the paragraph
	oCurs.goRight(1,True)
	oCurs.String = "" ' delete the line break
End Function

Function Replace_symbols(ByVal txt As String) As String
    St$ = "~!?@/\#$%^&amp;*=|`"""
    For i% = 1 To Len(St$)
        txt = Replace(txt, Mid(St$, i, 1), "_")
    Next
    Replace_symbols = txt
End Function

Sub subSaveAs(oDoc, sURL, Optional sType)
	Dim mFileType(0)
	mFileType(0) = createUnoStruct("com.sun.star.beans.PropertyValue")
	mFileType(0).Name = "FilterName"
	If isMissing(sType) then
		mFileType(0).Value = "writer8"	
		oDoc.storeAsURL(sURL, mFileType())	
	Else
		mFileType(0).Value = sType
		oDoc.storeToURL(sURL, mFileType())		
	End If
End Sub
</script:module>
</file>

<file path=Basic/Standard/Gen.xml><?xml version="1.0" encoding="utf-8"?>
<!DOCTYPE module  PUBLIC '-//OpenOffice.org//DTD OfficeDocument 1.0//EN'  'module.dtd'>
<script:module xmlns:script="http://openoffice.org/2000/script" script:name="Gen" script:language="StarBasic">'Option Explicit 

Sub Main
	Dim oBook, oSelection, oDoc
	Dim CurDir$
	Dim counter%
	Dim MyFormat$

	GlobalScope.BasicLibraries.loadLibrary("Tools")

	oBook = ThisComponent
	oSelection = ThisComponent.CurrentSelection
	CurDir = DirectoryNameOutOfPath(oBook.getURL(),"/") 

	If CreateFolder(CurDir &amp; "/Отчеты") = False Then
		Exit Sub
	End if

	Dim oProgressBar as Object, oProgressBarModel As Object, oDialog as Object
	Dim oLabel as Object
	DialogLibraries.loadLibrary("Standard")
	oDialog = CreateUnoDialog(DialogLibraries.Standard.Dialog1)
	oProgressBarModel = oDialog.getModel().getByName( "ProgressBar1" )
	ProgressValueMin = 0
	ProgressValueMax = oSelection.Columns.Count - 1
	ProgressStep = 1
	oProgressBarModel.setPropertyValue( "ProgressValueMin", ProgressValueMin)
	oProgressBarModel.setPropertyValue( "ProgressValueMax", ProgressValueMax)	
	oLabel = oDialog.getModel().getByName("Label2")
	oDialog.setVisible( True )
	
	For counter = 0 to oSelection.Columns.Count - 1

		Dim ColData()
		oDoc = Func.OpenAsTemplate(CurDir &amp; "/Шаблон.odt", True)
		
		oTVIK_rez = oDoc.TextTables.getByName("ВИК_результаты_контроля")
		oTVibControl = oDoc.TextTables.getByName("ВК_результаты_контроля_1")
		oTMeasResults = oDoc.TextTables.getByName("ЭИ_результаты")
		
		oTUZK = oDoc.TextTables.getByName("ЭИ_результаты")

						
		ColData = oSelection.Columns(counter).getCellRangeByPosition(0, 0, 0, 100).getDataArray()	

		oLabel.Label = ColData(2)(0) &amp; " зав. № " &amp; ColData(3)(0)
		oProgressBarModel.setPropertyValue("ProgressValue", counter)		

		oDoc.Bookmarks.getByName("ООО").Anchor.setString(oBook.Sheets("Анализ_док").getCellByPosition(1, 1).getString())
		oDoc.Bookmarks.getByName("свидетельство_о_регистрации").Anchor.setString(oBook.Sheets("Анализ_док").getCellByPosition(1, 2).getString())
		oDoc.Bookmarks.getByName("лицензия").Anchor.setString(oBook.Sheets("Анализ_док").getCellByPosition(1, 3).getString())
										
		oDoc.Bookmarks.getByName("тип_двигателя").Anchor.setString(ColData(2)(0))
		oDoc.Bookmarks.getByName("заводской_номер").Anchor.setString(ColData(3)(0))
		oDoc.Bookmarks.getByName("номер_ступени").Anchor.setString(ColData(4)(0))
		oDoc.Bookmarks.getByName("место_установки").Anchor.setString(ColData(5)(0))
		oDoc.Bookmarks.getByName("предназначен_для").Anchor.setString(ColData(6)(0))
		oDoc.Bookmarks.getByName("дата_контроля").Anchor.setString(ColData(7)(0))
		oDoc.Bookmarks.getByName("класс_взрывозащиты").Anchor.setString(ColData(8)(0))
		oDoc.Bookmarks.getByName("степень_защиты").Anchor.setString(ColData(9)(0))		
		oDoc.Bookmarks.getByName("темп_диапазон").Anchor.setString(ColData(10)(0))
		oDoc.Bookmarks.getByName("завод_изготовитель").Anchor.setString(ColData(11)(0))
		oDoc.Bookmarks.getByName("год_изготовления").Anchor.setString(ColData(12)(0))
		oDoc.Bookmarks.getByName("год_ввода_в_эксплуатацию").Anchor.setString(ColData(13)(0))
		oDoc.Bookmarks.getByName("соединение_фаз").Anchor.setString(ColData(14)(0))
		oDoc.Bookmarks.getByName("высота_оси_вращения_вала").Anchor.setString(ColData(15)(0))
		oDoc.Bookmarks.getByName("мощность").Anchor.setString(ColData(16)(0))
		oDoc.Bookmarks.getByName("напряжение").Anchor.setString(ColData(17)(0))
		oDoc.Bookmarks.getByName("ток_статора").Anchor.setString(ColData(18)(0))
		oDoc.Bookmarks.getByName("частота_вращения").Anchor.setString(ColData(19)(0))
		oDoc.Bookmarks.getByName("КПД").Anchor.setString(ColData(20)(0))
		oDoc.Bookmarks.getByName("коэффициент_мощности").Anchor.setString(ColData(21)(0))
		oDoc.Bookmarks.getByName("класс_нагревостойкости").Anchor.setString(ColData(22)(0))
		oDoc.Bookmarks.getByName("масса_двигателя").Anchor.setString(ColData(23)(0))
		
		oDoc.Bookmarks.getByName("паспорт").Anchor.setString(ColData(25)(0))
		oDoc.Bookmarks.getByName("инструкция_по_эксплуатации").Anchor.setString(ColData(26)(0))
		oDoc.Bookmarks.getByName("журнал_эксплуатации").Anchor.setString(ColData(27)(0))
		
		r = 29
		For i = 0 To 16
			oTVIK_rez.getCellByPosition(1, i).setString(ColData(r)(0))
			r = r + 1			
		Next i

		oTVibControl.getCellByPosition(1, 2).setString(Format(ColData(48)(0), "0.0#"))
		oTVibControl.getCellByPosition(2, 2).setString(Format(ColData(49)(0), "0.0#"))
		oTVibControl.getCellByPosition(3, 2).setString(Format(ColData(50)(0), "0.0#"))
		oTVibControl.getCellByPosition(1, 3).setString(Format(ColData(52)(0), "0.0#"))
		oTVibControl.getCellByPosition(2, 3).setString(Format(ColData(53)(0), "0.0#"))
		oTVibControl.getCellByPosition(3, 3).setString(Format(ColData(54)(0), "0.0#"))
				
		oTMeasResults.getCellByPosition(2, 1).setString(Format(ColData(58)(0), "0.00#"))
		oTMeasResults.getCellByPosition(2, 2).setString(Format(ColData(59)(0), "0.00#"))
		oTMeasResults.getCellByPosition(2, 3).setString(Format(ColData(60)(0), "0.00#"))
		oTMeasResults.getCellByPosition(3, 1).setString(Format(ColData(61)(0), "0.00"))
		oTMeasResults.getCellByPosition(3, 2).setString(Format(ColData(62)(0), "0.00"))
		oTMeasResults.getCellByPosition(3, 3).setString(Format(ColData(63)(0), "0.00"))
		oTMeasResults.getCellByPosition(5, 1).setString(ColData(64)(0))
		oTMeasResults.getCellByPosition(5, 2).setString(ColData(65)(0))
		oTMeasResults.getCellByPosition(5, 3).setString(ColData(66)(0))
		oTMeasResults.getCellByPosition(6, 2).setString(ColData(67)(0))

'-----------------------
		oDoc.Bookmarks.getByName("срок").Anchor.setString(ColData(90)(0))
'-----------------------

		If ColData(90)(0) = "5 лет" Then
			oDoc.Bookmarks.getByName("работоспособный_исправный").Anchor.setString("исправный")
		Else
			oDoc.Bookmarks.getByName("работоспособный_исправный").Anchor.setString("работоспособный")
		End If


		oDoc.Bookmarks.getByName("вик_результат").Anchor.setString(ColData(71)(0))
		oDoc.Bookmarks.getByName("вик_рекомендации").Anchor.setString(ColData(72)(0))

		oDoc.Bookmarks.getByName("вик_результат2").Anchor.setString(ColData(76)(0))
		oDoc.Bookmarks.getByName("вик_рекомендации2").Anchor.setString(ColData(77)(0))
		
		oDoc.Bookmarks.getByName("вик_результат3").Anchor.setString(ColData(81)(0))
		oDoc.Bookmarks.getByName("вик_рекомендации3").Anchor.setString(ColData(82)(0))		
		
		oDoc.Bookmarks.getByName("вибро_результат").Anchor.setString(ColData(86)(0))

		vibro_rekom = ColData(87)(0)
		vibro_zakl = ColData(88)(0)
		If vibro_rekom &lt;&gt; "" Then
			If InStr(1, ColData(6)(0), "вентилятор") &lt;&gt; 0 Then
				vibro_rekom = Left(vibro_rekom, Len(vibro_rekom) - 1) &amp; " и рабочего колеса вентилятора."
				vibro_zakl = Left(vibro_zakl, Len(vibro_zakl) - 1) &amp; " и рабочего колеса вентилятора;"
			End If
		End If

		zakl = ""
		
        If ColData(73)(0) &lt;&gt; "" Then
        	zakl = zakl &amp; ColData(73)(0) &amp; Chr(10)
        End If
        If ColData(79)(0) &lt;&gt; "" Then
        	zakl = zakl &amp; ColData(79)(0) &amp; Chr(10)
        End If
        If ColData(82)(0) &lt;&gt; "" Then
        	zakl = zakl &amp; ColData(82)(0) &amp; Chr(10)
        End If
        If ColData(83)(0) &lt;&gt; "" Then
        	zakl = zakl &amp; ColData(83)(0) &amp; Chr(10)
        End If
        If vibro_zakl &lt;&gt; "" Then
        	zakl = zakl &amp; vibro_zakl &amp; Chr(10)
        End If
		
		oDoc.Bookmarks.getByName("вик_заключение").Anchor.setString(zakl)

		result = ""
		
		If ColData(74)(0) &lt;&gt; "" Then
			Result = Result &amp; " " &amp; ColData(74)(0)
		End If
		If ColData(79)(0) &lt;&gt; "" Then
			Result = Result &amp; " " &amp; ColData(79)(0)
		End If
		If ColData(84)(0) &lt;&gt; "" Then
			Result = Result &amp; " " &amp; ColData(84)(0)
		End If

		oDoc.Bookmarks.getByName("вик_вывод").Anchor.setString(result)
		oDoc.Bookmarks.getByName("вибро_вывод").Anchor.setString(ColData(89)(0))
		
		If LCase(ColData(30)(0)) = "да" Then
			Func.DelBookmarkParagraph(oDoc, "вик_рекомендации")
		End If
		If LCase(ColData(35)(0)) = "да" Then
			Func.DelBookmarkParagraph(oDoc, "вик_рекомендации2")
		End If
		If LCase(ColData(43)(0)) = "да" Then
			oDoc.Bookmarks.getByName("вик_рекомендации3").Anchor.setString("")
		End If
		If LCase(ColData(90)(0)) &lt;&gt; "4 года" Then
			Func.DelBookmarkParagraph(oDoc, "вибро_результат")
		End If
		
		Fname = Replace_symbols(ColData(2)(0) &amp; " зав. № " &amp; ColData(3)(0))
		
		If FileExists(Fname) Then
			Kill(Fname)
		End If		
		
		Func.subSaveAs(oDoc, CurDir &amp; "/Отчеты/" &amp; Fname &amp; ".odt")
		oDoc.close(False)
		
	Next counter
	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en"/>
  <library:element library:name="Func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167" dlg:top="193" dlg:width="196" dlg:height="31" dlg:closeable="true" dlg:moveable="true" dlg:withtitlebar="false">
  <dlg:bulletinboard>
    <dlg:progressmeter dlg:id="ProgressBar1" dlg:tab-index="0" dlg:left="3" dlg:top="18" dlg:width="190" dlg:height="10"/>
    <dlg:text dlg:id="Label1" dlg:tab-index="1" dlg:left="3" dlg:top="2" dlg:width="94" dlg:height="10" dlg:value="Формируем отчеты. Подождите..."/>
    <dlg:text dlg:id="Label2" dlg:tab-index="2" dlg:left="99" dlg:top="2" dlg:width="93" dlg:height="10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